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Segoe UI" svg:font-family="'Segoe UI', 'Segoe UI Web (West European)', 'Segoe UI', apple-system, BlinkMacSystemFont, Roboto, 'Helvetica Neue', sans-serif"/>
    <style:font-face style:name="inherit" svg:font-family="inherit"/>
  </office:font-face-decls>
  <office:automatic-styles>
    <style:style style:name="P1" style:family="paragraph" style:parent-style-name="Standard">
      <style:text-properties officeooo:rsid="001922a2" officeooo:paragraph-rsid="001922a2"/>
    </style:style>
    <style:style style:name="P2" style:family="paragraph" style:parent-style-name="Standard">
      <style:text-properties officeooo:rsid="001a843b" officeooo:paragraph-rsid="001a843b"/>
    </style:style>
    <style:style style:name="P3" style:family="paragraph" style:parent-style-name="Standard">
      <style:text-properties officeooo:paragraph-rsid="001a843b"/>
    </style:style>
    <style:style style:name="P4" style:family="paragraph" style:parent-style-name="Standard">
      <style:text-properties fo:font-size="10.5pt" fo:font-weight="bold" style:font-size-asian="10.5pt" style:font-weight-asian="bold" style:font-size-complex="10.5pt" style:font-weight-complex="bold"/>
    </style:style>
    <style:style style:name="P5" style:family="paragraph" style:parent-style-name="Standard">
      <style:text-properties officeooo:rsid="001e8ce3" officeooo:paragraph-rsid="001e8ce3"/>
    </style:style>
    <style:style style:name="T1" style:family="text">
      <style:text-properties officeooo:rsid="001a843b"/>
    </style:style>
    <style:style style:name="T2" style:family="text">
      <style:text-properties officeooo:rsid="001aea57"/>
    </style:style>
    <style:style style:name="T3" style:family="text">
      <style:text-properties fo:font-weight="normal" officeooo:rsid="001e8ce3" style:font-weight-asian="normal" style:font-weight-complex="normal"/>
    </style:style>
    <style:style style:name="T4" style:family="text">
      <style:text-properties officeooo:rsid="001caa7b"/>
    </style:style>
    <style:style style:name="T5" style:family="text">
      <style:text-properties officeooo:rsid="001e8c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Java Stream is sequence of operation that can be perform sequentially or parallelly. It has some characteristics like Declarative (no need to specify how operation done), lazily evaluated (didn’t work until terminal operation done) and it also can be parallelised.</text:p>
      <text:p text:style-name="P1">Stream operation done in three phases Split, Apply and Combine. For split, it uses Spliterator and for combine it uses Collectors. Spliting is more important in parallel processing.</text:p>
      <text:p text:style-name="P1">A stream methods can be two types, Stateless operations (filter, map, flatMap)and Stateful operations (sorted, limit and distinct).</text:p>
      <text:p text:style-name="P1"/>
      <text:p text:style-name="P2">Short-circuit methods: stream has some methods that can categorized as short-circuit because while it called stream will stop their processing. FindFirst, findAny, anyMatch, allMatch are comming short-circuit methods.</text:p>
      <text:p text:style-name="P2"/>
      <text:p text:style-name="P2">By default stream operation is par<text:span text:style-name="T2">a</text:span>llel in both sequential and parallel stream but in some scenario parallel stream can process sequentially like when apply sorted methods. <text:span text:style-name="T2">trySplit method spliterator is used to split stream in smaller chunks and individual threads will execute it.</text:span></text:p>
      <text:p text:style-name="P1"/>
      <text:p text:style-name="P5">The common forkjoin pool was introduced in java 8 to support parallel stream, CompletableFuture etc. Forkjoin is based on parellel computing where a problem gets devided into sub-problem until the sub problems as simple enough to solve simultaneously in separate thread. Forkjoin uses work stealing algorithm to ensure that CPU is not Idle.</text:p>
      <text:p text:style-name="P5"/>
      <text:p text:style-name="P5">ForJoinPool pool=new ForkJoinPool(parrelelism);</text:p>
      <text:p text:style-name="P5">Runtime.getRuntime().availableProcessors(); //return 8 processor on system</text:p>
      <text:p text:style-name="P1"/>
      <text:p text:style-name="P3"><text:span text:style-name="T1">Stream Practice programs:</text:span></text:p>
      <text:p text:style-name="Standard"/>
      <text:p text:style-name="Standard">import java.util.*;</text:p>
      <text:p text:style-name="Standard">import java.util.stream.*;</text:p>
      <text:p text:style-name="Standard">public class Main {</text:p>
      <text:p text:style-name="Standard"><text:s text:c="2"/>public static void main(String[] args) {</text:p>
      <text:p text:style-name="Standard"><text:s text:c="6"/>List&lt;Employee&gt; employeeList = new ArrayList&lt;Employee&gt;(); <text:s text:c="3"/></text:p>
      <text:p text:style-name="Standard"><text:s text:c="6"/>employeeList.add(new Employee(111, "Jiya Brein", 32, "Female", "HR", 2011, 25000.0));</text:p>
      <text:p text:style-name="Standard"><text:s text:c="6"/>employeeList.add(new Employee(122, "Paul Niksui", 25, "Male", "Sales And Marketing", 2015, 13500.0));</text:p>
      <text:p text:style-name="Standard"><text:s text:c="6"/>employeeList.add(new Employee(133, "Martin Theron", 29, "Male", "Infrastructure", 2012, 18000.0));</text:p>
      <text:p text:style-name="Standard"><text:s text:c="6"/>employeeList.add(new Employee(144, "Murali Gowda", 28, "Male", "Product Development", 2014, 32500.0));</text:p>
      <text:p text:style-name="Standard"><text:s text:c="6"/>employeeList.add(new Employee(155, "Nima Roy", 27, "Female", "HR", 2013, 22700.0));</text:p>
      <text:p text:style-name="Standard"><text:s text:c="6"/>employeeList.add(new Employee(166, "Iqbal Hussain", 43, "Male", "Security And Transport", 2016, 10500.0));</text:p>
      <text:p text:style-name="Standard"><text:s text:c="6"/>employeeList.add(new Employee(177, "Manu Sharma", 35, "Male", "Account And Finance", 2010, 27000.0));</text:p>
      <text:p text:style-name="Standard"><text:s text:c="6"/>employeeList.add(new Employee(188, "Wang Liu", 31, "Male", "Product Development", 2015, 34500.0));</text:p>
      <text:p text:style-name="Standard"><text:s text:c="6"/>employeeList.add(new Employee(199, "Amelia Zoe", 24, "Female", "Sales And Marketing", 2016, 11500.0));</text:p>
      <text:p text:style-name="Standard"><text:s text:c="6"/>employeeList.add(new Employee(200, "Jaden Dough", 38, "Male", "Security And Transport", 2015, 11000.5));</text:p>
      <text:p text:style-name="Standard"><text:s text:c="6"/>employeeList.add(new Employee(211, "Jasna Kaur", 27, "Female", "Infrastructure", 2014, 15700.0));</text:p>
      <text:p text:style-name="Standard"><text:soft-page-break/><text:s text:c="6"/>employeeList.add(new Employee(222, "Nitin Joshi", 25, "Male", "Product Development", 2016, 28200.0));</text:p>
      <text:p text:style-name="Standard"><text:s text:c="6"/>employeeList.add(new Employee(233, "Jyothi Reddy", 27, "Female", "Account And Finance", 2013, 21300.0));</text:p>
      <text:p text:style-name="Standard"><text:s text:c="6"/>employeeList.add(new Employee(244, "Nicolus Den", 24, "Male", "Sales And Marketing", 2017, 10700.5));</text:p>
      <text:p text:style-name="Standard"><text:s text:c="6"/>employeeList.add(new Employee(255, "Ali Baig", 23, "Male", "Infrastructure", 2018, 12700.0));</text:p>
      <text:p text:style-name="Standard"><text:s text:c="6"/>employeeList.add(new Employee(266, "Sanvi Pandey", 26, "Female", "Product Development", 2015, 28900.0));</text:p>
      <text:p text:style-name="Standard"><text:s text:c="6"/>employeeList.add(new Employee(277, "Anuj Chettiar", 31, "Male", "Product Development", 2012, 35700.0));</text:p>
      <text:p text:style-name="Standard"/>
      <text:p text:style-name="Standard"><text:s text:c="6"/>//Get the details of highest paid employee in the organization?</text:p>
      <text:p text:style-name="Standard"/>
      <text:p text:style-name="Standard"><text:s text:c="6"/>Optional&lt;Employee&gt; employee=employeeList.stream()</text:p>
      <text:p text:style-name="Standard"><text:s text:c="6"/>.collect(Collectors.maxBy(Comparator.comparingDouble(Employee::getSalary)));</text:p>
      <text:p text:style-name="Standard"><text:s text:c="6"/>//System.out.print(employee.get().getName());</text:p>
      <text:p text:style-name="Standard"><text:s text:c="6"/></text:p>
      <text:p text:style-name="Standard"><text:s text:c="4"/>//Get the names of all employees who have joined after 2015?</text:p>
      <text:p text:style-name="Standard"/>
      <text:p text:style-name="Standard"><text:s text:c="6"/>//employeeList.stream().filter(e-&gt;e.getYearOfJoining()&gt;2015)</text:p>
      <text:p text:style-name="Standard"><text:s text:c="6"/>//.map(Employee::getName)</text:p>
      <text:p text:style-name="Standard"><text:s text:c="6"/>//.forEach(System.out::println);</text:p>
      <text:p text:style-name="Standard"/>
      <text:p text:style-name="Standard"><text:s text:c="6"/>//Count the number of employees in each department?</text:p>
      <text:p text:style-name="Standard"><text:s text:c="4"/>//Map&lt;String,Long&gt;dept=employeeList.stream().collect(Collectors.groupingBy(Employee::getDepartment,Collectors.counting()));</text:p>
      <text:p text:style-name="Standard"><text:s text:c="5"/>// dept.entrySet().stream().forEach(m-&gt;System.out.println(m.getKey()+" "+m.getValue()));</text:p>
      <text:p text:style-name="Standard"/>
      <text:p text:style-name="Standard"><text:s text:c="5"/>//What is the average salary of each department?</text:p>
      <text:p text:style-name="Standard"><text:s text:c="5"/>Map&lt;String,Double&gt;salaryMap=employeeList.stream()</text:p>
      <text:p text:style-name="Standard"><text:s text:c="5"/>.collect(Collectors.groupingBy(Employee::getDepartment,Collectors.averagingDouble(Employee::getSalary)));</text:p>
      <text:p text:style-name="Standard"><text:s text:c="5"/>//salaryMap.entrySet().stream().forEach(m-&gt;System.out.println(m.getKey()+" "+m.getValue()));</text:p>
      <text:p text:style-name="Standard"/>
      <text:p text:style-name="Standard"><text:s text:c="6"/>Optional&lt;Employee&gt; ymaleprd=</text:p>
      <text:p text:style-name="Standard"><text:s text:c="6"/>employeeList.stream()</text:p>
      <text:p text:style-name="Standard"><text:s text:c="18"/>.filter(e -&gt; e.getGender()=="Male" &amp;&amp; e.getDepartment()=="Product Development")</text:p>
      <text:p text:style-name="Standard"><text:s text:c="18"/>.min(Comparator.comparingInt(Employee::getAge));</text:p>
      <text:p text:style-name="Standard"><text:s text:c="6"/>Employee empMalePrd = ymaleprd.get();</text:p>
      <text:p text:style-name="Standard"><text:s text:c="6"/>//System.out.println(empMalePrd);</text:p>
      <text:p text:style-name="Standard"/>
      <text:p text:style-name="Standard"><text:s text:c="6"/>//Who has the most working experience in the organization?</text:p>
      <text:p text:style-name="Standard"/>
      <text:p text:style-name="Standard"><text:s text:c="6"/>Optional&lt;Employee&gt; moseEmployee=employeeList.stream().sorted(Comparator.comparingInt(Employee::getYearOfJoining))</text:p>
      <text:p text:style-name="Standard"><text:s text:c="6"/>.findFirst();</text:p>
      <text:p text:style-name="Standard"><text:s text:c="6"/>//System.out.println(moseEmployee.get().getName());</text:p>
      <text:p text:style-name="Standard"/>
      <text:p text:style-name="Standard"><text:soft-page-break/><text:s text:c="6"/>//How many male and female employees are there in the sales and marketing team?</text:p>
      <text:p text:style-name="Standard"><text:s text:c="6"/>Map&lt;String,Long&gt;maleFemale=employeeList.stream().filter(emp-&gt;emp.getDepartment().equals("Sales And Marketing"))</text:p>
      <text:p text:style-name="Standard"><text:s text:c="20"/>.collect(Collectors.groupingBy(Employee::getGender,Collectors.counting()));</text:p>
      <text:p text:style-name="Standard"><text:s text:c="6"/>//maleFemale.entrySet().stream().forEach(m-&gt;System.out.println(m.getKey()+" "+m.getValue())); <text:s text:c="13"/></text:p>
      <text:p text:style-name="Standard"/>
      <text:p text:style-name="Standard"><text:s text:c="6"/>//What is the average salary of male and female employees? <text:s/></text:p>
      <text:p text:style-name="Standard"><text:s text:c="6"/>Map&lt;String,Double&gt;salaryMaleFemale=employeeList.stream().collect(Collectors.groupingBy(Employee::getGender,</text:p>
      <text:p text:style-name="Standard"><text:s text:c="24"/>Collectors.averagingDouble(Employee::getSalary)));</text:p>
      <text:p text:style-name="Standard"><text:s text:c="8"/>//salaryMaleFemale.entrySet().stream().forEach(m-&gt;System.out.println(m.getKey()+" "+m.getValue())); <text:s text:c="15"/></text:p>
      <text:p text:style-name="Standard"/>
      <text:p text:style-name="Standard"><text:s text:c="7"/>//List down the names of all employees in each department?</text:p>
      <text:p text:style-name="Standard"/>
      <text:p text:style-name="Standard"><text:s text:c="7"/>Map&lt;String,List&lt;Employee&gt;&gt;deptEmp=employeeList.stream()</text:p>
      <text:p text:style-name="Standard"><text:s text:c="7"/>.collect(Collectors.groupingBy(Employee::getDepartment));</text:p>
      <text:p text:style-name="Standard"><text:s text:c="7"/>//deptEmp.entrySet().stream().forEach(m-&gt;System.out.println(m.getKey()+" "+m.getValue())); </text:p>
      <text:p text:style-name="Standard"/>
      <text:p text:style-name="Standard"><text:s text:c="6"/>//What is the average salary and total salary of the whole organization?</text:p>
      <text:p text:style-name="Standard"/>
      <text:p text:style-name="Standard"><text:s text:c="6"/>DoubleSummaryStatistics employeeSalaryStatistics=employeeList.stream().collect(Collectors.summarizingDouble(Employee::getSalary));</text:p>
      <text:p text:style-name="Standard"><text:s text:c="6"/>//System.out.println(employeeSalaryStatistics.getAverage());</text:p>
      <text:p text:style-name="Standard"><text:s text:c="6"/>//System.out.println(employeeSalaryStatistics.getSum());</text:p>
      <text:p text:style-name="Standard"/>
      <text:p text:style-name="Standard"><text:s text:c="6"/>//Separate the employees who are younger or equal to 25 years </text:p>
      <text:p text:style-name="Standard"><text:s text:c="6"/>//from those employees who are older than 25 years.</text:p>
      <text:p text:style-name="Standard"/>
      <text:p text:style-name="Standard"><text:s text:c="6"/>Map&lt;Boolean,List&lt;Employee&gt;&gt;empList=employeeList.stream()</text:p>
      <text:p text:style-name="Standard"><text:s text:c="6"/>.collect(Collectors.partitioningBy(emp-&gt;emp.getAge()&gt;25));</text:p>
      <text:p text:style-name="Standard"><text:s text:c="6"/></text:p>
      <text:p text:style-name="Standard"/>
      <text:p text:style-name="Standard"><text:s text:c="6"/>//Who is the oldest employee in the organization?</text:p>
      <text:p text:style-name="Standard"><text:s text:c="6"/>// What is his age and which department he belongs to?</text:p>
      <text:p text:style-name="Standard"><text:s text:c="2"/>}</text:p>
      <text:p text:style-name="Standard">}</text:p>
      <text:p text:style-name="Standard"/>
      <text:p text:style-name="Standard">class Employee</text:p>
      <text:p text:style-name="Standard">{</text:p>
      <text:p text:style-name="Standard"><text:s text:c="4"/>int id;</text:p>
      <text:p text:style-name="Standard"><text:s text:c="5"/></text:p>
      <text:p text:style-name="Standard"><text:s text:c="4"/>String name;</text:p>
      <text:p text:style-name="Standard"><text:s text:c="5"/></text:p>
      <text:p text:style-name="Standard"><text:s text:c="4"/>int age;</text:p>
      <text:p text:style-name="Standard"><text:s text:c="5"/></text:p>
      <text:p text:style-name="Standard"><text:s text:c="4"/>String gender;</text:p>
      <text:p text:style-name="Standard"><text:s text:c="5"/></text:p>
      <text:p text:style-name="Standard"><text:s text:c="4"/>String department;</text:p>
      <text:p text:style-name="Standard"><text:soft-page-break/><text:s text:c="5"/></text:p>
      <text:p text:style-name="Standard"><text:s text:c="4"/>int yearOfJoining;</text:p>
      <text:p text:style-name="Standard"><text:s text:c="5"/></text:p>
      <text:p text:style-name="Standard"><text:s text:c="4"/>double salary;</text:p>
      <text:p text:style-name="Standard"><text:s text:c="5"/></text:p>
      <text:p text:style-name="Standard"><text:s text:c="4"/>public Employee(int id, String name, int age, String gender, String department, int yearOfJoining, double salary) </text:p>
      <text:p text:style-name="Standard"><text:s text:c="4"/>{</text:p>
      <text:p text:style-name="Standard"><text:s text:c="8"/>this.id = id;</text:p>
      <text:p text:style-name="Standard"><text:s text:c="8"/>this.name = name;</text:p>
      <text:p text:style-name="Standard"><text:s text:c="8"/>this.age = age;</text:p>
      <text:p text:style-name="Standard"><text:s text:c="8"/>this.gender = gender;</text:p>
      <text:p text:style-name="Standard"><text:s text:c="8"/>this.department = department;</text:p>
      <text:p text:style-name="Standard"><text:s text:c="8"/>this.yearOfJoining = yearOfJoining;</text:p>
      <text:p text:style-name="Standard"><text:s text:c="8"/>this.salary = salary;</text:p>
      <text:p text:style-name="Standard"><text:s text:c="4"/>}</text:p>
      <text:p text:style-name="Standard"><text:s text:c="5"/></text:p>
      <text:p text:style-name="Standard"><text:s text:c="4"/>public int getId() </text:p>
      <text:p text:style-name="Standard"><text:s text:c="4"/>{</text:p>
      <text:p text:style-name="Standard"><text:s text:c="8"/>return id;</text:p>
      <text:p text:style-name="Standard"><text:s text:c="4"/>}</text:p>
      <text:p text:style-name="Standard"><text:s text:c="5"/></text:p>
      <text:p text:style-name="Standard"><text:s text:c="4"/>public String getName() </text:p>
      <text:p text:style-name="Standard"><text:s text:c="4"/>{</text:p>
      <text:p text:style-name="Standard"><text:s text:c="8"/>return name;</text:p>
      <text:p text:style-name="Standard"><text:s text:c="4"/>}</text:p>
      <text:p text:style-name="Standard"><text:s text:c="5"/></text:p>
      <text:p text:style-name="Standard"><text:s text:c="4"/>public int getAge() </text:p>
      <text:p text:style-name="Standard"><text:s text:c="4"/>{</text:p>
      <text:p text:style-name="Standard"><text:s text:c="8"/>return age;</text:p>
      <text:p text:style-name="Standard"><text:s text:c="4"/>}</text:p>
      <text:p text:style-name="Standard"><text:s text:c="5"/></text:p>
      <text:p text:style-name="Standard"><text:s text:c="4"/>public String getGender() </text:p>
      <text:p text:style-name="Standard"><text:s text:c="4"/>{</text:p>
      <text:p text:style-name="Standard"><text:s text:c="8"/>return gender;</text:p>
      <text:p text:style-name="Standard"><text:s text:c="4"/>}</text:p>
      <text:p text:style-name="Standard"><text:s text:c="5"/></text:p>
      <text:p text:style-name="Standard"><text:s text:c="4"/>public String getDepartment() </text:p>
      <text:p text:style-name="Standard"><text:s text:c="4"/>{</text:p>
      <text:p text:style-name="Standard"><text:s text:c="8"/>return department;</text:p>
      <text:p text:style-name="Standard"><text:s text:c="4"/>}</text:p>
      <text:p text:style-name="Standard"><text:s text:c="5"/></text:p>
      <text:p text:style-name="Standard"><text:s text:c="4"/>public int getYearOfJoining() </text:p>
      <text:p text:style-name="Standard"><text:s text:c="4"/>{</text:p>
      <text:p text:style-name="Standard"><text:s text:c="8"/>return yearOfJoining;</text:p>
      <text:p text:style-name="Standard"><text:s text:c="4"/>}</text:p>
      <text:p text:style-name="Standard"><text:s text:c="5"/></text:p>
      <text:p text:style-name="Standard"><text:s text:c="4"/>public double getSalary() </text:p>
      <text:p text:style-name="Standard"><text:s text:c="4"/>{</text:p>
      <text:p text:style-name="Standard"><text:s text:c="8"/>return salary;</text:p>
      <text:p text:style-name="Standard"><text:s text:c="4"/>}</text:p>
      <text:p text:style-name="Standard"><text:s text:c="5"/></text:p>
      <text:p text:style-name="Standard"><text:soft-page-break/><text:s text:c="4"/>@Override</text:p>
      <text:p text:style-name="Standard"><text:s text:c="4"/>public String toString() </text:p>
      <text:p text:style-name="Standard"><text:s text:c="4"/>{</text:p>
      <text:p text:style-name="Standard"><text:s text:c="8"/>return "Id : "+id</text:p>
      <text:p text:style-name="Standard"><text:s text:c="16"/>+", Name : "+name</text:p>
      <text:p text:style-name="Standard"><text:s text:c="16"/>+", age : "+age</text:p>
      <text:p text:style-name="Standard"><text:s text:c="16"/>+", Gender : "+gender</text:p>
      <text:p text:style-name="Standard"><text:s text:c="16"/>+", Department : "+department</text:p>
      <text:p text:style-name="Standard"><text:s text:c="16"/>+", Year Of Joining : "+yearOfJoining</text:p>
      <text:p text:style-name="Standard"><text:s text:c="16"/>+", Salary : "+salary;</text:p>
      <text:p text:style-name="Standard"><text:s text:c="4"/>}</text:p>
      <text:p text:style-name="Standard">}</text:p>
      <text:p text:style-name="Standard"/>
      <text:p text:style-name="Standard"/>
      <text:p text:style-name="Standard"/>
      <text:p text:style-name="Standard">//<text:span text:style-name="T4">find first non repeated character from string</text:span></text:p>
      <text:p text:style-name="Standard">Character result = <text:s/>input.chars() <text:s text:c="10"/>// IntStream</text:p>
      <text:p text:style-name="Standard"><text:s text:c="2"/>.mapToObj(i -&gt; Character.toLowerCase(Character.valueOf((char) i))) <text:s/></text:p>
      <text:p text:style-name="Standard"><text:s text:c="2"/>.collect(Collectors.groupingBy(Function.identity(), LinkedHashMap::new, Collectors.counting())) </text:p>
      <text:p text:style-name="Standard"><text:s text:c="2"/>.entrySet().stream() <text:s text:c="22"/></text:p>
      <text:p text:style-name="Standard"><text:s text:c="2"/>.filter(entry -&gt; entry.getValue() == 1L) <text:s text:c="2"/></text:p>
      <text:p text:style-name="Standard"><text:s text:c="2"/>.map(entry -&gt; entry.getKey()) <text:s/></text:p>
      <text:p text:style-name="Standard"><text:s text:c="2"/>.findFirst().get(); </text:p>
      <text:p text:style-name="Standard"/>
      <text:p text:style-name="Standard"/>
      <text:p text:style-name="Standard">//<text:span text:style-name="T5">find first character</text:span></text:p>
      <text:p text:style-name="P4">“<text:span text:style-name="T5">Rajendra”.chars().</text:span><text:span text:style-name="T3">mapToObj(c-&gt;Character.valueOf((char)c))</text:span></text:p>
      <text:p text:style-name="P4"><text:span text:style-name="T3">.findFirst().ifPresent(p-&gt;System.out.println(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Segoe UI" svg:font-family="'Segoe UI', 'Segoe UI Web (West European)', 'Segoe UI', apple-system, BlinkMacSystemFont, Roboto,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2:52:42.791000000</meta:creation-date>
    <dc:date>2023-10-17T19:36:36.604000000</dc:date>
    <meta:editing-duration>PT6H44M14S</meta:editing-duration>
    <meta:editing-cycles>6</meta:editing-cycles>
    <meta:generator>LibreOffice/7.5.7.1$Windows_X86_64 LibreOffice_project/47eb0cf7efbacdee9b19ae25d6752381ede23126</meta:generator>
    <meta:document-statistic meta:table-count="0" meta:image-count="0" meta:object-count="0" meta:page-count="5" meta:paragraph-count="167" meta:word-count="776" meta:character-count="8761" meta:non-whitespace-character-count="7143"/>
  </office:meta>
</office:document-meta>
</file>